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6000003A9F1816061.png" manifest:media-type="image/png"/>
  <manifest:file-entry manifest:full-path="Pictures/100002010000027100000427EFDAA7B0.png" manifest:media-type="image/png"/>
  <manifest:file-entry manifest:full-path="Pictures/1000020100000314000003CA53561816.png" manifest:media-type="image/png"/>
  <manifest:file-entry manifest:full-path="Pictures/10000201000001FC0000025BD6270FF3.png" manifest:media-type="image/png"/>
  <manifest:file-entry manifest:full-path="Pictures/10000000000003BE0000014A2116A2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9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384cm" svg:height="8.398cm" svg:x="2.39cm" svg:y="4.888cm">
          <draw:image xlink:href="Pictures/10000000000003BE0000014A2116A2B0.png" xlink:type="simple" xlink:show="embed" xlink:actuate="onLoad">
            <text:p/>
          </draw:image>
        </draw:frame>
        <draw:line draw:style-name="gr2" draw:text-style-name="P1" draw:layer="layout" svg:x1="10.652cm" svg:y1="4.048cm" svg:x2="9.255cm" svg:y2="5.953cm">
          <text:p/>
        </draw:line>
        <draw:line draw:style-name="gr3" draw:text-style-name="P1" draw:layer="layout" svg:x1="8.366cm" svg:y1="10.906cm" svg:x2="10.144cm" svg:y2="10.906cm">
          <text:p/>
        </draw:line>
        <draw:line draw:style-name="gr3" draw:text-style-name="P1" draw:layer="layout" svg:x1="6.334cm" svg:y1="7.223cm" svg:x2="8.112cm" svg:y2="7.223cm">
          <text:p/>
        </draw:line>
        <draw:line draw:style-name="gr3" draw:text-style-name="P1" draw:layer="layout" svg:x1="8.493cm" svg:y1="7.207cm" svg:x2="9.89cm" svg:y2="7.207cm">
          <text:p/>
        </draw:line>
        <draw:line draw:style-name="gr2" draw:text-style-name="P1" draw:layer="layout" svg:x1="4.302cm" svg:y1="3.921cm" svg:x2="6.715cm" svg:y2="6.08cm">
          <text:p/>
        </draw:line>
        <draw:line draw:style-name="gr2" draw:text-style-name="P1" draw:layer="layout" svg:x1="12.049cm" svg:y1="14.462cm" svg:x2="9.763cm" svg:y2="11.16cm">
          <text:p/>
        </draw:line>
        <draw:frame draw:style-name="gr4" draw:text-style-name="P2" draw:layer="layout" svg:width="1.84cm" svg:height="1.208cm" svg:x="5.129cm" svg:y="3.921cm">
          <draw:text-box>
            <text:p>(2-3)</text:p>
          </draw:text-box>
        </draw:frame>
        <draw:frame draw:style-name="gr5" draw:text-style-name="P2" draw:layer="layout" svg:width="3.076cm" svg:height="0.954cm" svg:x="7.449cm" svg:y="3.794cm">
          <draw:text-box>
            <text:p>(3.35 - 4)</text:p>
          </draw:text-box>
        </draw:frame>
        <draw:frame draw:style-name="gr6" draw:text-style-name="P2" draw:layer="layout" svg:width="3.393cm" svg:height="0.954cm" svg:x="3.314cm" svg:y="13.319cm">
          <draw:text-box>
            <text:p>(3.3 – 3.6)</text:p>
          </draw:text-box>
        </draw:frame>
        <draw:line draw:style-name="gr3" draw:text-style-name="P1" draw:layer="layout" svg:x1="8.366cm" svg:y1="11.287cm" svg:x2="9.128cm" svg:y2="11.287cm">
          <text:p/>
        </draw:line>
        <draw:frame draw:style-name="gr6" draw:text-style-name="P2" draw:layer="layout" svg:width="3.393cm" svg:height="0.954cm" svg:x="11.541cm" svg:y="12.811cm">
          <draw:text-box>
            <text:p>(3.3 – 4.2)</text:p>
          </draw:text-box>
        </draw:frame>
        <draw:frame draw:style-name="gr7" draw:text-style-name="P3" draw:layer="layout" svg:width="3.429cm" svg:height="4.07cm" svg:x="2.397cm" svg:y="14.924cm">
          <draw:image xlink:href="Pictures/10000201000001FC0000025BD6270FF3.png" xlink:type="simple" xlink:show="embed" xlink:actuate="onLoad">
            <text:p/>
          </draw:image>
        </draw:frame>
        <draw:frame draw:style-name="gr7" draw:text-style-name="P3" draw:layer="layout" svg:width="3.654cm" svg:height="4.498cm" svg:x="11.462cm" svg:y="14.644cm">
          <draw:image xlink:href="Pictures/1000020100000314000003CA53561816.png" xlink:type="simple" xlink:show="embed" xlink:actuate="onLoad">
            <text:p/>
          </draw:image>
        </draw:frame>
        <draw:frame draw:style-name="gr7" draw:text-style-name="P3" draw:layer="layout" svg:width="3.026cm" svg:height="5.147cm" svg:x="1.276cm" svg:y="1.568cm">
          <draw:image xlink:href="Pictures/100002010000027100000427EFDAA7B0.png" xlink:type="simple" xlink:show="embed" xlink:actuate="onLoad">
            <text:p/>
          </draw:image>
        </draw:frame>
        <draw:frame draw:style-name="gr7" draw:text-style-name="P3" draw:layer="layout" svg:width="2.756cm" svg:height="4.836cm" svg:x="11.071cm" svg:y="1.194cm">
          <draw:image xlink:href="Pictures/1000020100000216000003A9F1816061.png" xlink:type="simple" xlink:show="embed" xlink:actuate="onLoad">
            <text:p/>
          </draw:image>
        </draw:frame>
        <draw:line draw:style-name="gr2" draw:text-style-name="P1" draw:layer="layout" svg:x1="5.826cm" svg:y1="15.097cm" svg:x2="8.62cm" svg:y2="11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4:03:38.219526000</meta:creation-date>
    <dc:date>2018-03-08T13:23:27.088139000</dc:date>
    <meta:editing-duration>PT23H51M17S</meta:editing-duration>
    <meta:editing-cycles>5</meta:editing-cycles>
    <meta:generator>LibreOffice/4.4.1.2$MacOSX_X86_64 LibreOffice_project/45e2de17089c24a1fa810c8f975a7171ba4cd432</meta:generator>
    <meta:document-statistic meta:object-count="17"/>
  </office:meta>
</office:document-meta>
</file>